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4" style:family="paragraph" style:parent-style-name="List_20_Paragraph">
      <style:paragraph-properties fo:margin-top="0cm" fo:margin-bottom="0cm" loext:contextual-spacing="true" fo:line-height="100%" fo:text-align="justify" style:justify-single-word="false"/>
      <style:text-properties fo:font-size="12pt" fo:language="en" fo:country="US" style:font-size-asian="12pt" style:font-size-complex="12pt"/>
    </style:style>
    <style:style style:name="P5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4.995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2pt" fo:language="en" fo:country="US" fo:font-weight="bold" style:font-size-asian="12pt" style:font-weight-asian="bold" style:font-name-complex="Arial1" style:font-size-complex="12pt" style:font-weight-complex="bold"/>
    </style:style>
    <style:style style:name="P9" style:family="paragraph" style:parent-style-name="Standard">
      <style:paragraph-properties fo:margin-left="4.995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2pt" fo:language="en" fo:country="US" fo:font-weight="bold" officeooo:rsid="001e8e89" officeooo:paragraph-rsid="001e8e89" style:font-size-asian="12pt" style:font-weight-asian="bold" style:font-name-complex="Arial1" style:font-size-complex="12pt" style:font-weight-complex="bold"/>
    </style:style>
    <style:style style:name="P10" style:family="paragraph" style:parent-style-name="Standard">
      <style:paragraph-properties fo:margin-left="4.995cm" fo:margin-right="0cm" fo:margin-top="0cm" fo:margin-bottom="0cm" loext:contextual-spacing="false" fo:line-height="100%" fo:text-align="justify" style:justify-single-word="false" fo:text-indent="0cm" style:auto-text-indent="false"/>
      <style:text-properties fo:font-weight="bold" officeooo:paragraph-rsid="001e8e89" style:font-weight-asian="bold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2pt" fo:language="en" fo:country="US" fo:font-weight="bold" style:font-size-asian="12pt" style:font-weight-asian="bold" style:font-name-complex="Arial1" style:font-size-complex="12pt" style:font-weight-complex="bold"/>
    </style:style>
    <style:style style:name="P12" style:family="paragraph" style:parent-style-name="List_20_Paragraph" style:list-style-name="WWNum1">
      <style:paragraph-properties fo:margin-top="0cm" fo:margin-bottom="0cm" loext:contextual-spacing="true" fo:line-height="10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13" style:family="paragraph" style:parent-style-name="List_20_Paragraph">
      <style:paragraph-properties fo:margin-top="0cm" fo:margin-bottom="0cm" loext:contextual-spacing="true" fo:line-height="100%" fo:text-align="justify" style:justify-single-word="false"/>
      <style:text-properties style:font-name="Times New Roman" fo:font-size="12pt" fo:font-style="normal" officeooo:rsid="002352b0" officeooo:paragraph-rsid="002352b0" style:font-size-asian="12pt" style:font-style-asian="normal" style:font-name-complex="Times New Roman1" style:font-size-complex="12pt" style:font-style-complex="normal"/>
    </style:style>
    <style:style style:name="P14" style:family="paragraph" style:parent-style-name="List_20_Paragraph">
      <style:paragraph-properties fo:margin-top="0cm" fo:margin-bottom="0cm" loext:contextual-spacing="true" fo:line-height="100%" fo:text-align="justify" style:justify-single-word="false"/>
      <style:text-properties style:font-name="Times New Roman" fo:font-size="12pt" fo:font-style="normal" fo:font-weight="bold" officeooo:rsid="0039d030" officeooo:paragraph-rsid="0039d030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15" style:family="paragraph" style:parent-style-name="List_20_Paragraph" style:list-style-name="WWNum1">
      <style:paragraph-properties fo:margin-top="0cm" fo:margin-bottom="0cm" loext:contextual-spacing="true" fo:line-height="100%" fo:text-align="justify" style:justify-single-word="false"/>
      <style:text-properties officeooo:rsid="00313e50" officeooo:paragraph-rsid="0032523e"/>
    </style:style>
    <style:style style:name="P16" style:family="paragraph" style:parent-style-name="List_20_Paragraph" style:list-style-name="WWNum1">
      <style:paragraph-properties fo:margin-top="0cm" fo:margin-bottom="0cm" loext:contextual-spacing="true" fo:line-height="100%" fo:text-align="justify" style:justify-single-word="false"/>
      <style:text-properties officeooo:rsid="00313e50" officeooo:paragraph-rsid="0039d030"/>
    </style:style>
    <style:style style:name="P17" style:family="paragraph" style:parent-style-name="List_20_Paragraph">
      <style:paragraph-properties fo:margin-top="0cm" fo:margin-bottom="0cm" loext:contextual-spacing="true" fo:line-height="100%" fo:text-align="justify" style:justify-single-word="false"/>
      <style:text-properties officeooo:rsid="00313e50" officeooo:paragraph-rsid="0039d030"/>
    </style:style>
    <style:style style:name="P18" style:family="paragraph" style:parent-style-name="List_20_Paragraph">
      <style:paragraph-properties fo:margin-top="0cm" fo:margin-bottom="0cm" loext:contextual-spacing="true" fo:line-height="100%" fo:text-align="justify" style:justify-single-word="false"/>
      <style:text-properties officeooo:rsid="00313e50" officeooo:paragraph-rsid="0032523e"/>
    </style:style>
    <style:style style:name="P19" style:family="paragraph" style:parent-style-name="List_20_Paragraph">
      <style:paragraph-properties fo:margin-top="0cm" fo:margin-bottom="0cm" loext:contextual-spacing="true" fo:line-height="100%" fo:text-align="justify" style:justify-single-word="false"/>
    </style:style>
    <style:style style:name="P20" style:family="paragraph" style:parent-style-name="List_20_Paragraph" style:list-style-name="WWNum1">
      <style:paragraph-properties fo:margin-top="0cm" fo:margin-bottom="0cm" loext:contextual-spacing="true" fo:line-height="100%" fo:text-align="justify" style:justify-single-word="false"/>
    </style:style>
    <style:style style:name="P21" style:family="paragraph" style:parent-style-name="List_20_Paragraph" style:list-style-name="WWNum1">
      <style:paragraph-properties fo:margin-top="0cm" fo:margin-bottom="0cm" loext:contextual-spacing="true" fo:line-height="100%" fo:text-align="justify" style:justify-single-word="false"/>
      <style:text-properties officeooo:rsid="002352b0" officeooo:paragraph-rsid="002352b0"/>
    </style:style>
    <style:style style:name="P22" style:family="paragraph" style:parent-style-name="List_20_Paragraph">
      <style:paragraph-properties fo:margin-top="0cm" fo:margin-bottom="0cm" loext:contextual-spacing="true" fo:line-height="100%" fo:text-align="justify" style:justify-single-word="false"/>
      <style:text-properties fo:font-weight="bold" officeooo:rsid="0039d030" officeooo:paragraph-rsid="0039d030" style:font-weight-asian="bold" style:font-weight-complex="bold"/>
    </style:style>
    <style:style style:name="P23" style:family="paragraph" style:parent-style-name="List_20_Paragraph">
      <style:paragraph-properties fo:margin-top="0cm" fo:margin-bottom="0cm" loext:contextual-spacing="true" fo:line-height="100%" fo:text-align="justify" style:justify-single-word="false"/>
      <style:text-properties fo:font-weight="bold" officeooo:rsid="003a3096" officeooo:paragraph-rsid="003a3096" style:font-weight-asian="bold" style:font-weight-complex="bold"/>
    </style:style>
    <style:style style:name="P24" style:family="paragraph" style:parent-style-name="List_20_Paragraph">
      <style:paragraph-properties fo:margin-top="0cm" fo:margin-bottom="0cm" loext:contextual-spacing="true" fo:line-height="100%" fo:text-align="justify" style:justify-single-word="false"/>
      <style:text-properties fo:font-size="12pt" fo:language="en" fo:country="US" officeooo:rsid="003a3096" officeooo:paragraph-rsid="003a3096" style:font-size-asian="12pt" style:font-size-complex="12pt"/>
    </style:style>
    <style:style style:name="P25" style:family="paragraph" style:parent-style-name="List_20_Paragraph">
      <style:paragraph-properties fo:margin-top="0cm" fo:margin-bottom="0cm" loext:contextual-spacing="true" fo:line-height="100%" fo:text-align="justify" style:justify-single-word="false"/>
      <style:text-properties fo:font-size="12pt" fo:language="en" fo:country="US" fo:font-weight="bold" officeooo:rsid="003a3096" officeooo:paragraph-rsid="003a3096" style:font-size-asian="12pt" style:font-weight-asian="bold" style:font-size-complex="12pt" style:font-weight-complex="bold"/>
    </style:style>
    <style:style style:name="P26" style:family="paragraph" style:parent-style-name="List_20_Paragraph">
      <style:paragraph-properties fo:margin-top="0cm" fo:margin-bottom="0cm" loext:contextual-spacing="true" fo:line-height="100%" fo:text-align="justify" style:justify-single-word="false"/>
      <style:text-properties officeooo:rsid="003a3096" officeooo:paragraph-rsid="003a3096"/>
    </style:style>
    <style:style style:name="P27" style:family="paragraph" style:parent-style-name="List_20_Paragraph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Times New Roman" fo:font-size="12pt" fo:font-weight="bold" officeooo:rsid="003a3096" officeooo:paragraph-rsid="003a3096" style:font-size-asian="12pt" style:font-weight-asian="bold" style:font-name-complex="Times New Roman1" style:font-size-complex="12pt" style:font-weight-complex="bold"/>
    </style:style>
    <style:style style:name="P28" style:family="paragraph" style:parent-style-name="List_20_Paragraph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Times New Roman" fo:font-size="12pt" fo:font-style="normal" officeooo:rsid="002352b0" officeooo:paragraph-rsid="002352b0" style:font-size-asian="12pt" style:font-style-asian="normal" style:font-name-complex="Times New Roman1" style:font-size-complex="12pt" style:font-style-complex="normal"/>
    </style:style>
    <style:style style:name="P29" style:family="paragraph" style:parent-style-name="List_20_Paragraph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Times New Roman" fo:font-size="12pt" officeooo:rsid="002352b0" officeooo:paragraph-rsid="003a3096" style:font-size-asian="12pt" style:font-name-complex="Times New Roman1" style:font-size-complex="12pt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30367e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225cc7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2c47af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30367e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313e50" style:font-size-asian="12pt" style:font-name-complex="Times New Roman1" style:font-size-complex="12pt"/>
    </style:style>
    <style:style style:name="T8" style:family="text">
      <style:text-properties style:font-name="Times New Roman" fo:font-size="12pt" officeooo:rsid="003487a3" style:font-size-asian="12pt" style:font-name-complex="Times New Roman1" style:font-size-complex="12pt"/>
    </style:style>
    <style:style style:name="T9" style:family="text">
      <style:text-properties style:font-name="Times New Roman" fo:font-size="12pt" officeooo:rsid="0035f3b9" style:font-size-asian="12pt" style:font-name-complex="Times New Roman1" style:font-size-complex="12pt"/>
    </style:style>
    <style:style style:name="T10" style:family="text">
      <style:text-properties style:font-name="Times New Roman" fo:font-size="12pt" fo:font-style="italic" style:font-size-asian="12pt" style:font-style-asian="italic" style:font-name-complex="Times New Roman1" style:font-size-complex="12pt" style:font-style-complex="italic"/>
    </style:style>
    <style:style style:name="T11" style:family="text">
      <style:text-properties style:font-name="Times New Roman" fo:font-size="12pt" fo:font-style="italic" officeooo:rsid="0030367e" style:font-size-asian="12pt" style:font-style-asian="italic" style:font-name-complex="Times New Roman1" style:font-size-complex="12pt" style:font-style-complex="italic"/>
    </style:style>
    <style:style style:name="T12" style:family="text">
      <style:text-properties style:font-name="Times New Roman" fo:font-size="12pt" fo:font-style="normal" style:font-size-asian="12pt" style:font-style-asian="normal" style:font-name-complex="Times New Roman1" style:font-size-complex="12pt" style:font-style-complex="normal"/>
    </style:style>
    <style:style style:name="T13" style:family="text">
      <style:text-properties style:font-name="Times New Roman" fo:font-size="12pt" fo:font-style="normal" officeooo:rsid="00225cc7" style:font-size-asian="12pt" style:font-style-asian="normal" style:font-name-complex="Times New Roman1" style:font-size-complex="12pt" style:font-style-complex="normal"/>
    </style:style>
    <style:style style:name="T14" style:family="text">
      <style:text-properties style:font-name="Times New Roman" fo:font-size="12pt" fo:font-style="normal" officeooo:rsid="002633ae" style:font-size-asian="12pt" style:font-style-asian="normal" style:font-name-complex="Times New Roman1" style:font-size-complex="12pt" style:font-style-complex="normal"/>
    </style:style>
    <style:style style:name="T15" style:family="text">
      <style:text-properties style:font-name="Times New Roman" fo:font-size="12pt" fo:font-style="normal" officeooo:rsid="0030367e" style:font-size-asian="12pt" style:font-style-asian="normal" style:font-name-complex="Times New Roman1" style:font-size-complex="12pt" style:font-style-complex="normal"/>
    </style:style>
    <style:style style:name="T16" style:family="text">
      <style:text-properties style:font-name="Times New Roman" fo:font-size="12pt" fo:font-style="normal" officeooo:rsid="00313e50" style:font-size-asian="12pt" style:font-style-asian="normal" style:font-name-complex="Times New Roman1" style:font-size-complex="12pt" style:font-style-complex="normal"/>
    </style:style>
    <style:style style:name="T17" style:family="text">
      <style:text-properties style:font-name="Times New Roman" fo:font-size="12pt" fo:font-style="normal" officeooo:rsid="0032523e" style:font-size-asian="12pt" style:font-style-asian="normal" style:font-name-complex="Times New Roman1" style:font-size-complex="12pt" style:font-style-complex="normal"/>
    </style:style>
    <style:style style:name="T18" style:family="text">
      <style:text-properties style:font-name="Times New Roman" fo:font-size="12pt" fo:font-style="normal" officeooo:rsid="00360b48" style:font-size-asian="12pt" style:font-style-asian="normal" style:font-name-complex="Times New Roman1" style:font-size-complex="12pt" style:font-style-complex="normal"/>
    </style:style>
    <style:style style:name="T19" style:family="text">
      <style:text-properties style:font-name="Times New Roman" fo:font-weight="bold" style:font-weight-asian="bold" style:font-name-complex="Times New Roman1" style:font-weight-complex="bold"/>
    </style:style>
    <style:style style:name="T20" style:family="text">
      <style:text-properties style:font-name="Arial" fo:font-size="12pt" fo:language="en" fo:country="US" style:font-size-asian="12pt" style:font-name-complex="Arial1" style:font-size-complex="12pt"/>
    </style:style>
    <style:style style:name="T21" style:family="text">
      <style:text-properties style:font-name="Arial" fo:font-size="12pt" fo:language="en" fo:country="US" officeooo:rsid="001e8e89" style:font-size-asian="12pt" style:font-name-complex="Arial1" style:font-size-complex="12pt"/>
    </style:style>
    <style:style style:name="T22" style:family="text">
      <style:text-properties style:font-name="Arial" fo:font-size="12pt" fo:language="en" fo:country="US" officeooo:rsid="0032bf84" style:font-size-asian="12pt" style:font-name-complex="Arial1" style:font-size-complex="12pt"/>
    </style:style>
    <style:style style:name="T23" style:family="text">
      <style:text-properties style:font-name="Arial" fo:font-size="12pt" fo:language="en" fo:country="US" officeooo:rsid="0039d030" style:font-size-asian="12pt" style:font-name-complex="Arial1" style:font-size-complex="12pt"/>
    </style:style>
    <style:style style:name="T24" style:family="text">
      <style:text-properties style:text-position="sub 58%" style:font-name="Times New Roman" fo:font-size="12pt" officeooo:rsid="0030367e" style:font-size-asian="12pt" style:font-name-complex="Times New Roman1" style:font-size-complex="12pt"/>
    </style:style>
    <style:style style:name="T25" style:family="text">
      <style:text-properties style:text-position="sub 58%" style:font-name="Times New Roman" fo:font-size="12pt" fo:font-style="italic" officeooo:rsid="0030367e" style:font-size-asian="12pt" style:font-style-asian="italic" style:font-name-complex="Times New Roman1" style:font-size-complex="12pt" style:font-style-complex="italic"/>
    </style:style>
    <style:style style:name="T26" style:family="text">
      <style:text-properties officeooo:rsid="00313e50"/>
    </style:style>
    <style:style style:name="T27" style:family="text">
      <style:text-properties officeooo:rsid="0032bf84"/>
    </style:style>
    <style:style style:name="T28" style:family="text">
      <style:text-properties officeooo:rsid="0039d030"/>
    </style:style>
    <style:style style:name="T29" style:family="text">
      <style:text-properties style:text-position="super 58%" officeooo:rsid="0039d030"/>
    </style:style>
    <style:style style:name="T30" style:family="text">
      <style:text-properties style:text-position="super 58%" style:font-name="Times New Roman" fo:font-size="12pt" style:font-size-asian="12pt" style:font-name-complex="Times New Roman1" style:font-size-complex="12pt"/>
    </style:style>
    <style:style style:name="T31" style:family="text">
      <style:text-properties style:text-position="0% 100%" style:font-name="Times New Roman" fo:font-size="12pt" style:font-size-asian="12pt" style:font-name-complex="Times New Roman1" style:font-size-complex="12pt"/>
    </style:style>
    <style:style style:name="T32" style:family="text">
      <style:text-properties style:text-position="0% 100%" style:font-name="Ubuntu" fo:font-size="12pt" style:font-size-asian="12pt" style:font-name-complex="Times New Roman1" style:font-size-complex="12pt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officeooo:rsid="003a3096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fo:font-weight="bold" officeooo:rsid="003a3096" style:font-style-asian="normal" style:font-weight-asian="bold" style:font-style-complex="normal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LGORÍTMICA</text:p>
      <text:p text:style-name="P3">2º Grado en Ingeniería Informática</text:p>
      <text:p text:style-name="P1"><text:span text:style-name="T1">Examen de la convocatoria ordinaria. Curso 201</text:span><text:span text:style-name="T2">9</text:span><text:span text:style-name="T1">-20</text:span><text:span text:style-name="T2">20</text:span></text:p>
      <text:p text:style-name="P2"/>
      <text:list xml:id="list1886938426" text:style-name="WWNum1">
        <text:list-item>
          <text:p text:style-name="P12">(<text:span text:style-name="T26">2</text:span> punto<text:span text:style-name="T26">s</text:span>) Describa cómo calcular el tamaño del caso, <text:span text:style-name="T27">explique y </text:span>halle la ecuación en recurrencias, y proporcione la eficiencia en el caso peor para el código siguiente:</text:p>
        </text:list-item>
      </text:list>
      <text:p text:style-name="P6"/>
      <text:p text:style-name="P7"><text:tab/><text:tab/><text:span text:style-name="T28">n= b-a</text:span></text:p>
      <text:p text:style-name="P8">void F(int a, int b) {<text:tab/></text:p>
      <text:p text:style-name="P10"><text:span text:style-name="T20"><text:tab/></text:span><text:span text:style-name="T21">if (</text:span><text:span text:style-name="T22">b&gt;a</text:span><text:span text:style-name="T21">) <text:s/>→</text:span><text:span text:style-name="T23"> O(1)</text:span></text:p>
      <text:p text:style-name="P9"><text:tab/><text:tab/>for (int i= 0; i&lt;4; i++) →<text:span text:style-name="T28"> 4 veces T(n-2)</text:span></text:p>
      <text:p text:style-name="P9"><text:tab/><text:tab/><text:tab/>F(a+1, b-1); →<text:span text:style-name="T28"> T(n-2)</text:span></text:p>
      <text:p text:style-name="P8">}</text:p>
      <text:p text:style-name="P8"/>
      <text:p text:style-name="P11"><text:tab/><text:tab/><text:span text:style-name="T28">Ecuación en recurrencias: T(n)= 4*T(n-2)+1, que debe dar O(2</text:span><text:span text:style-name="T29">n</text:span><text:span text:style-name="T28">)</text:span></text:p>
      <text:p text:style-name="P24"><text:span text:style-name="T33">Se valora:</text:span></text:p>
      <text:p text:style-name="P24"><text:span text:style-name="T33"><text:tab/>Que se haga análisis del código y se extraiga la ecuación en recurrencias correcta.</text:span></text:p>
      <text:p text:style-name="P24"><text:span text:style-name="T33"><text:tab/>Que se resuelva correctamente la ecuación anterior válida.</text:span><text:tab/></text:p>
      <text:p text:style-name="P4"/>
      <text:list xml:id="list161157571667893" text:continue-numbering="true" text:style-name="WWNum1">
        <text:list-item>
          <text:p text:style-name="P16"><text:span text:style-name="T3">(2 puntos) Sea un array conteniendo </text:span><text:span text:style-name="T10">n</text:span><text:span text:style-name="T12"> </text:span><text:span text:style-name="T3">valores reales. Diseñar, haciendo uso de alguna técnica de diseño de algoritmos estudiada en la asignatura, un algoritmo eficiente que permita conocer el valor de la mediana </text:span><text:span text:style-name="T9">de los valores </text:span><text:span text:style-name="T3">del </text:span><text:span text:style-name="T8">array</text:span><text:span text:style-name="T3">. Indique su eficiencia.</text:span></text:p>
        </text:list-item>
      </text:list>
      <text:p text:style-name="P17"><text:span text:style-name="T3"/></text:p>
      <text:p text:style-name="P22"><text:span text:style-name="T3">Se plantea como el problema de selección (tema de DyV), buscando el elemento central. Eficiencia O(n</text:span><text:span text:style-name="T30">2</text:span><text:span text:style-name="T31">) y </text:span><text:span text:style-name="T32">Ω</text:span><text:span text:style-name="T31">(n) , experimentalmente se comporta como este último habitualmente.</text:span></text:p>
      <text:p text:style-name="P25">Se valora:</text:p>
      <text:p text:style-name="P25"><text:tab/>Que se identifiquen las componentes de DyV y se diseñen adecuadamente:</text:p>
      <text:p text:style-name="P25"><text:tab/><text:tab/>* División del problema en subproblemas (1 único problema).</text:p>
      <text:p text:style-name="P25"><text:tab/><text:tab/>* Combinación de soluciones (la solución al problema es la del subproblema).</text:p>
      <text:p text:style-name="P25"><text:tab/><text:tab/>* Caso base: Array de longitud 1</text:p>
      <text:p text:style-name="P25"><text:tab/>Que se adapte correctamente a la plantilla DyV, dando el pseudocódigo.</text:p>
      <text:p text:style-name="P24"><text:span text:style-name="T19"><text:tab/>Eficiencia: Que se muestre el caso peor T(n)= T(n-1)+n y el mejor T(n)= T(n/2)+n</text:span></text:p>
      <text:p text:style-name="P26"><text:span text:style-name="T3"/></text:p>
      <text:list xml:id="list161157104253135" text:continue-numbering="true" text:style-name="WWNum1">
        <text:list-header>
          <text:p text:style-name="P16"><text:span text:style-name="T3"/></text:p>
        </text:list-header>
        <text:list-item>
          <text:p text:style-name="P15"><text:span text:style-name="T4">(2 puntos) </text:span><text:span text:style-name="T12">Exponga el problema de multiplicación encadenada de matrices y su resolución </text:span><text:span text:style-name="T17">mediante un algoritmo eficiente</text:span><text:span text:style-name="T14">.</text:span></text:p>
        </text:list-item>
      </text:list>
      <text:p text:style-name="P18"><text:span text:style-name="T14"/></text:p>
      <text:p text:style-name="P22"><text:span text:style-name="T12">Apuntes del tema de teoría de Programación Dinámica</text:span></text:p>
      <text:p text:style-name="P23"><text:span text:style-name="T12">Se valora:</text:span></text:p>
      <text:p text:style-name="P23"><text:span text:style-name="T12"><text:tab/>Que se plantee el problema formalmente</text:span></text:p>
      <text:p text:style-name="P23"><text:span text:style-name="T12"><text:tab/>Que se exponga la ecuación en recurrencias correctamente</text:span></text:p>
      <text:p text:style-name="P23"><text:span text:style-name="T12"><text:tab/>Que se exponga la organización de la memoria correctamente</text:span></text:p>
      <text:p text:style-name="P23"><text:span text:style-name="T12"><text:tab/>Que se exponga el pseudocódigo</text:span></text:p>
      <text:p text:style-name="P23"><text:span text:style-name="T12"><text:tab/>Adicional: Que se demuestre el POB</text:span></text:p>
      <text:p text:style-name="P18"><text:span text:style-name="T14"/></text:p>
      <text:list xml:id="list161157034376856" text:continue-numbering="true" text:style-name="WWNum1">
        <text:list-item>
          <text:p text:style-name="P20"><text:span text:style-name="T3">(</text:span><text:span text:style-name="T5">2</text:span><text:span text:style-name="T3"> punto</text:span><text:span text:style-name="T7">s</text:span><text:span text:style-name="T3">) </text:span><text:span text:style-name="T6">Se dispone de una red de computadores {c</text:span><text:span text:style-name="T24">1</text:span><text:span text:style-name="T6">, c</text:span><text:span text:style-name="T24">2</text:span><text:span text:style-name="T6">, …, c</text:span><text:span text:style-name="T24">n</text:span><text:span text:style-name="T6">}, compuesta por un servidor central</text:span><text:span text:style-name="T4"> </text:span><text:span text:style-name="T6">de Bases de Datos al que se conectan el resto de terminales. El coste de transferencia </text:span><text:soft-page-break/><text:span text:style-name="T6">de datos entre dos computadores de la red </text:span><text:span text:style-name="T11">c</text:span><text:span text:style-name="T25">i</text:span><text:span text:style-name="T6"> y </text:span><text:span text:style-name="T11">c</text:span><text:span text:style-name="T25">j</text:span><text:span text:style-name="T15"> viene determinado por el valor del tiempo que se tarda en transferir datos desde </text:span><text:span text:style-name="T11">c</text:span><text:span text:style-name="T25">i</text:span><text:span text:style-name="T11"> </text:span><text:span text:style-name="T15">a </text:span><text:span text:style-name="T11">c</text:span><text:span text:style-name="T25">j</text:span><text:span text:style-name="T15">, denominado como </text:span><text:span text:style-name="T11">t(i,j)</text:span><text:span text:style-name="T15">. Asumimos que </text:span><text:span text:style-name="T11">t(i,j)=t(j,i)</text:span><text:span text:style-name="T15">. </text:span><text:span text:style-name="T18">Es posible que un terminal no esté conectado directamente al servidor central, por lo que p</text:span><text:span text:style-name="T15">ara que un computador pueda acceder al </text:span><text:span text:style-name="T18">mismo</text:span><text:span text:style-name="T15">, es posible que sea necesario que los datos sean transferidos por una ruta que implique pasar por otros computadores intermedios. Se pide: Diseñar un algoritmo Greedy que establezca la ruta óptima para </text:span><text:span text:style-name="T16">conectar el servidor central con cada uno de los terminales de la red, de modo que el coste de transferencia de datos entre cada terminal y el servidor sea óptimo. Demuestre si el algoritmo es óptimo, o proporcione un contraejemplo en caso contrario.</text:span></text:p>
        </text:list-item>
      </text:list>
      <text:p text:style-name="P19"><text:span text:style-name="T16"/></text:p>
      <text:p text:style-name="P22"><text:span text:style-name="T16">S</text:span><text:span text:style-name="T12">e plantea como algoritmo de caminos mínimos con Dijkstra.</text:span></text:p>
      <text:p text:style-name="P23"><text:span text:style-name="T12">Se valora:</text:span></text:p>
      <text:p text:style-name="P23"><text:span text:style-name="T12"><text:tab/>Que se diseñen las componentes del algoritmo</text:span></text:p>
      <text:p text:style-name="P23"><text:span text:style-name="T12"><text:tab/>Que se adapten a la plantilla de la técnica y se proporcione pseudocódigo</text:span></text:p>
      <text:p text:style-name="P23"><text:span text:style-name="T12"><text:tab/>Que se ilustre la demostración de optimalidad</text:span></text:p>
      <text:p text:style-name="P19"><text:span text:style-name="T16"/></text:p>
      <text:list xml:id="list161155850479688" text:continue-numbering="true" text:style-name="WWNum1">
        <text:list-item>
          <text:p text:style-name="P21"><text:span text:style-name="T13">(</text:span><text:span text:style-name="T12">2 puntos) </text:span><text:span text:style-name="T16">Diseñe un algoritmo de exploración en grafos que permita resolver un Sudoku</text:span><text:span text:style-name="T14">.</text:span></text:p>
        </text:list-item>
      </text:list>
      <text:p text:style-name="P13"/>
      <text:p text:style-name="P14">Apuntes del tema de teoría de exploración en grafos.</text:p>
      <text:p text:style-name="P28"><text:tab/><text:span text:style-name="T34">Se valora:</text:span></text:p>
      <text:p text:style-name="P29"><text:span text:style-name="T35"><text:tab/></text:span><text:span text:style-name="T36"><text:tab/>Que se diseñen las componentes del algoritmo (Backtracking o B&amp;B)</text:span></text:p>
      <text:p text:style-name="P23"><text:span text:style-name="T12"><text:tab/>Que se adapten a la plantilla de la técnica y se proporcione pseudocódigo</text:span></text:p>
      <text:p text:style-name="P27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1.905cm" fo:margin-right="1.90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pc</meta:initial-creator>
    <meta:editing-cycles>27</meta:editing-cycles>
    <meta:print-date>2018-06-08T09:23:00</meta:print-date>
    <meta:creation-date>2018-06-07T13:25:00</meta:creation-date>
    <dc:date>2020-01-09T16:11:55.524375710</dc:date>
    <meta:editing-duration>P1DT3H22M9S</meta:editing-duration>
    <meta:generator>LibreOffice/6.0.7.3$Linux_X86_64 LibreOffice_project/00m0$Build-3</meta:generator>
    <meta:document-statistic meta:table-count="0" meta:image-count="0" meta:object-count="0" meta:page-count="2" meta:paragraph-count="42" meta:word-count="553" meta:character-count="3342" meta:non-whitespace-character-count="2800"/>
    <meta:user-defined meta:name="AppVersion">12.0000</meta:user-defined>
    <meta:user-defined meta:name="Company">mp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